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477D04CB94CE5526C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 style:master-page-name="Standard">
      <style:table-properties style:width="17.501cm" fo:margin-top="0cm" fo:margin-bottom="0cm" style:page-number="1" table:align="right" style:writing-mode="lr-tb"/>
    </style:style>
    <style:style style:name="Tabla1.A" style:family="table-column">
      <style:table-column-properties style:column-width="17.501cm"/>
    </style:style>
    <style:style style:name="Tabla1.1" style:family="table-row">
      <style:table-row-properties style:min-row-height="0.229cm" fo:keep-together="auto"/>
    </style:style>
    <style:style style:name="Tabla1.A1" style:family="table-cell">
      <style:table-cell-properties fo:padding="0.176cm" fo:border="1pt solid #000000"/>
    </style:style>
    <style:style style:name="Tabla2" style:family="table">
      <style:table-properties style:width="17.595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8.853cm"/>
    </style:style>
    <style:style style:name="Tabla2.1" style:family="table-row">
      <style:table-row-properties style:min-row-height="0.6cm" fo:keep-together="always"/>
    </style:style>
    <style:style style:name="Tabla2.A1" style:family="table-cell">
      <style:table-cell-properties style:vertical-align="middle" fo:padding="0.097cm" fo:border-left="none" fo:border-right="none" fo:border-top="none" fo:border-bottom="0.75pt solid #000000"/>
    </style:style>
    <style:style style:name="Tabla2.A2" style:family="table-cell">
      <style:table-cell-properties style:vertical-align="middle" fo:padding="0.097cm" fo:border-left="0.75pt solid #ffffff" fo:border-right="0.75pt solid #ffffff" fo:border-top="none" fo:border-bottom="0.75pt solid #ffffff"/>
    </style:style>
    <style:style style:name="Tabla2.A4" style:family="table-cell">
      <style:table-cell-properties style:vertical-align="middle" fo:padding="0.097cm" fo:border-left="0.75pt solid #ffffff" fo:border-right="none" fo:border-top="none" fo:border-bottom="0.75pt solid #ffffff"/>
    </style:style>
    <style:style style:name="Tabla3" style:family="table">
      <style:table-properties style:width="17.496cm" fo:margin-left="0cm" fo:margin-top="0cm" fo:margin-bottom="0cm" table:align="left" style:writing-mode="lr-tb"/>
    </style:style>
    <style:style style:name="Tabla3.A" style:family="table-column">
      <style:table-column-properties style:column-width="8.742cm"/>
    </style:style>
    <style:style style:name="Tabla3.B" style:family="table-column">
      <style:table-column-properties style:column-width="8.754cm"/>
    </style:style>
    <style:style style:name="Tabla3.1" style:family="table-row">
      <style:table-row-properties style:min-row-height="0.6cm" fo:keep-together="always"/>
    </style:style>
    <style:style style:name="Tabla3.A1" style:family="table-cell">
      <style:table-cell-properties style:vertical-align="middle" fo:padding="0.097cm" fo:border-left="none" fo:border-right="none" fo:border-top="none" fo:border-bottom="0.75pt solid #000000"/>
    </style:style>
    <style:style style:name="Tabla3.A2" style:family="table-cell">
      <style:table-cell-properties style:vertical-align="middle" fo:padding="0.097cm" fo:border-left="0.75pt solid #ffffff" fo:border-right="none" fo:border-top="none" fo:border-bottom="0.75pt solid #ffffff"/>
    </style:style>
    <style:style style:name="Tabla3.B2" style:family="table-cell">
      <style:table-cell-properties style:vertical-align="middle" fo:padding="0.097cm" fo:border-left="0.75pt solid #ffffff" fo:border-right="0.75pt solid #ffffff" fo:border-top="none" fo:border-bottom="0.75pt solid #ffffff"/>
    </style:style>
    <style:style style:name="Tabla3.4" style:family="table-row">
      <style:table-row-properties style:min-row-height="0.774cm" fo:keep-together="always"/>
    </style:style>
    <style:style style:name="Tabla4" style:family="table">
      <style:table-properties style:width="17.406cm" fo:margin-left="0cm" fo:margin-top="0cm" fo:margin-bottom="0cm" table:align="left" style:writing-mode="lr-tb"/>
    </style:style>
    <style:style style:name="Tabla4.A" style:family="table-column">
      <style:table-column-properties style:column-width="17.406cm"/>
    </style:style>
    <style:style style:name="Tabla4.1" style:family="table-row">
      <style:table-row-properties style:min-row-height="0.6cm" fo:keep-together="always"/>
    </style:style>
    <style:style style:name="Tabla4.A1" style:family="table-cell">
      <style:table-cell-properties style:vertical-align="middle" fo:padding="0.049cm" fo:border-left="none" fo:border-right="none" fo:border-top="none" fo:border-bottom="0.25pt solid #000000"/>
    </style:style>
    <style:style style:name="Tabla4.A2" style:family="table-cell">
      <style:table-cell-properties style:vertical-align="middle" fo:padding="0.049cm" fo:border="none"/>
    </style:style>
    <style:style style:name="Tabla5" style:family="table">
      <style:table-properties style:width="17.535cm" fo:margin-left="-0.002cm" fo:margin-top="0cm" fo:margin-bottom="0cm" table:align="left" style:writing-mode="lr-tb"/>
    </style:style>
    <style:style style:name="Tabla5.A" style:family="table-column">
      <style:table-column-properties style:column-width="17.535cm"/>
    </style:style>
    <style:style style:name="Tabla5.1" style:family="table-row">
      <style:table-row-properties style:min-row-height="0.229cm" fo:keep-together="auto"/>
    </style:style>
    <style:style style:name="Tabla5.A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6" style:family="table">
      <style:table-properties style:width="17.517cm" fo:margin-left="0.009cm" fo:margin-top="0cm" fo:margin-bottom="0cm" table:align="left" style:writing-mode="lr-tb"/>
    </style:style>
    <style:style style:name="Tabla6.A" style:family="table-column">
      <style:table-column-properties style:column-width="17.517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5%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2" style:family="paragraph" style:parent-style-name="Standard">
      <style:paragraph-properties fo:margin-left="0.598cm" fo:margin-right="0cm" fo:text-align="center" style:justify-single-word="false" fo:text-indent="-0.598cm" style:auto-text-indent="false"/>
      <style:text-properties fo:color="#000000" loext:opacity="100%" style:font-name="Arial1" fo:font-size="7pt" style:font-size-asian="7pt" style:font-size-complex="7pt"/>
    </style:style>
    <style:style style:name="P3" style:family="paragraph" style:parent-style-name="Standard">
      <style:paragraph-properties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1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8pt" style:font-size-asian="8pt" style:font-size-complex="8pt"/>
    </style:style>
    <style:style style:name="P6" style:family="paragraph" style:parent-style-name="Standard">
      <style:text-properties style:font-name="Arial1" fo:font-size="11pt" style:font-name-asian="Arial2" style:font-size-asian="11pt" style:font-name-complex="Arial2" style:font-size-complex="11pt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8" style:family="paragraph" style:parent-style-name="Text_20_body">
      <style:text-properties style:font-name="Arial1"/>
    </style:style>
    <style:style style:name="P9" style:family="paragraph" style:parent-style-name="Standard">
      <style:paragraph-properties fo:text-align="center" style:justify-single-word="false"/>
      <style:text-properties style:font-name="Arial1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name="Arial1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15%"/>
      <style:text-properties fo:font-variant="small-caps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orphans="0" fo:widows="0"/>
      <style:text-properties fo:font-variant="small-caps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fo:keep-with-next="always"/>
      <style:text-properties fo:font-variant="small-caps" style:font-name="Arial1" fo:font-weight="bold" style:font-name-asian="Arial2" style:font-weight-asian="bold" style:font-name-complex="Arial2"/>
    </style:style>
    <style:style style:name="P14" style:family="paragraph" style:parent-style-name="Standard">
      <style:paragraph-properties fo:orphans="0" fo:widows="0"/>
      <style:text-properties fo:font-variant="small-caps" style:font-name="Arial1" fo:font-weight="bold" style:font-name-asian="Arial2" style:font-weight-asian="bold" style:font-name-complex="Arial2"/>
    </style:style>
    <style:style style:name="P15" style:family="paragraph" style:parent-style-name="Standard">
      <style:paragraph-properties fo:orphans="2" fo:widows="2" fo:break-before="page" fo:padding-left="0cm" fo:padding-right="0cm" fo:padding-top="0cm" fo:padding-bottom="0.035cm" fo:border-left="none" fo:border-right="none" fo:border-top="none" fo:border-bottom="0.51pt solid #000000"/>
      <style:text-properties fo:font-variant="small-caps" style:font-name="Arial1" fo:font-weight="bold" style:font-name-asian="Arial2" style:font-weight-asian="bold" style:font-name-complex="Arial2"/>
    </style:style>
    <style:style style:name="P16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style:font-name-asian="Arial2" style:font-size-asian="10pt" style:font-name-complex="Arial2" style:font-size-complex="10pt"/>
    </style:style>
    <style:style style:name="P18" style:family="paragraph" style:parent-style-name="Standard">
      <style:paragraph-properties fo:text-align="end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margin-top="0cm" fo:margin-bottom="0.353cm" style:contextual-spacing="false" fo:orphans="0" fo:widows="0"/>
    </style:style>
    <style:style style:name="P21" style:family="paragraph" style:parent-style-name="Standard">
      <style:paragraph-properties fo:orphans="0" fo:widows="0"/>
      <style:text-properties officeooo:paragraph-rsid="000ac168"/>
    </style:style>
    <style:style style:name="P22" style:family="paragraph" style:parent-style-name="Standard">
      <style:paragraph-properties fo:orphans="0" fo:widows="0"/>
      <style:text-properties officeooo:paragraph-rsid="000c2a2a"/>
    </style:style>
    <style:style style:name="P23" style:family="paragraph" style:parent-style-name="Standard">
      <style:paragraph-properties fo:orphans="2" fo:widows="2"/>
    </style:style>
    <style:style style:name="P24" style:family="paragraph" style:parent-style-name="Standard">
      <style:paragraph-properties fo:orphans="2" fo:widows="2">
        <style:tab-stops>
          <style:tab-stop style:position="15.503cm"/>
        </style:tab-stops>
      </style:paragraph-properties>
    </style:style>
    <style:style style:name="P25" style:family="paragraph" style:parent-style-name="Standard">
      <style:paragraph-properties fo:text-align="justify" style:justify-single-word="false" fo:orphans="2" fo:widows="2"/>
      <style:text-properties fo:color="#333333" loext:opacity="100%" style:font-name="Arial1" fo:font-size="11pt" style:font-name-asian="Arial2" style:font-size-asian="11pt" style:font-name-complex="Arial2" style:font-size-complex="11pt"/>
    </style:style>
    <style:style style:name="P26" style:family="paragraph" style:parent-style-name="Standard">
      <style:paragraph-properties fo:text-align="justify" style:justify-single-word="false" fo:orphans="2" fo:widows="2"/>
      <style:text-properties fo:color="#333333" loext:opacity="100%" style:font-name="Arial1" fo:font-size="11pt" fo:font-weight="bold" style:font-name-asian="Arial2" style:font-size-asian="11pt" style:font-weight-asian="bold" style:font-name-complex="Arial2" style:font-size-complex="11pt"/>
    </style:style>
    <style:style style:name="P2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28" style:family="paragraph" style:parent-style-name="Standard">
      <style:paragraph-properties fo:text-align="justify" style:justify-single-word="false" fo:orphans="2" fo:widows="2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29" style:family="paragraph" style:parent-style-name="Standard">
      <style:paragraph-properties fo:margin-left="1cm" fo:margin-right="0cm" fo:text-align="justify" style:justify-single-word="false" fo:orphans="2" fo:widows="2" fo:text-indent="-0.249cm" style:auto-text-indent="false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30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1.27cm" style:auto-text-indent="false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33" style:family="paragraph" style:parent-style-name="Standard">
      <style:paragraph-properties fo:margin-top="0cm" fo:margin-bottom="0.353cm" style:contextual-spacing="false" fo:orphans="0" fo:widows="0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34" style:family="paragraph" style:parent-style-name="Standard">
      <style:paragraph-properties fo:text-align="justify" style:justify-single-word="false" fo:orphans="2" fo:widows="2"/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center" style:justify-single-word="false" fo:orphans="2" fo:widows="2"/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center" style:justify-single-word="false" fo:orphans="0" fo:widows="0"/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/>
    </style:style>
    <style:style style:name="P37" style:family="paragraph" style:parent-style-name="Standard">
      <style:paragraph-properties fo:orphans="2" fo:widows="2"/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/>
    </style:style>
    <style:style style:name="P38" style:family="paragraph" style:parent-style-name="Standard">
      <style:paragraph-properties fo:text-align="center" style:justify-single-word="false" fo:orphans="0" fo:widows="0"/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color="#333333" loext:opacity="100%" style:font-name="Arial1" fo:font-size="10pt" fo:language="es" fo:country="ES" fo:font-weight="bold" style:letter-kerning="false" style:font-name-asian="Arial2" style:font-size-asian="10pt" style:language-asian="zh" style:country-asian="CN" style:font-weight-asian="bold" style:font-name-complex="Arial2" style:font-size-complex="10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justify" style:justify-single-word="false" fo:orphans="2" fo:widows="2"/>
    </style:style>
    <style:style style:name="P41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officeooo:paragraph-rsid="000ac168"/>
    </style:style>
    <style:style style:name="P42" style:family="paragraph" style:parent-style-name="Standard">
      <style:paragraph-properties fo:orphans="2" fo:widows="2"/>
      <style:text-properties fo:color="#999999" loext:opacity="100%" style:font-name="Arial1" fo:font-size="10pt" style:font-name-asian="Arial2" style:font-size-asian="10pt" style:font-name-complex="Arial2" style:font-size-complex="10pt"/>
    </style:style>
    <style:style style:name="P43" style:family="paragraph" style:parent-style-name="Standard">
      <style:paragraph-properties fo:text-align="justify" style:justify-single-word="false" fo:orphans="2" fo:widows="2"/>
      <style:text-properties fo:color="#999999" loext:opacity="100%" style:font-name="Arial1" fo:font-size="10pt" style:font-name-asian="Arial2" style:font-size-asian="10pt" style:font-name-complex="Arial2" style:font-size-complex="10pt"/>
    </style:style>
    <style:style style:name="P44" style:family="paragraph" style:parent-style-name="List_20_Paragraph">
      <style:paragraph-properties fo:margin-left="1.27cm" fo:margin-right="0cm" fo:text-align="start" style:justify-single-word="false" fo:orphans="2" fo:widows="2" fo:text-indent="0cm" style:auto-text-indent="false" style:writing-mode="lr-tb"/>
      <style:text-properties fo:color="#999999" loext:opacity="100%" style:font-name="Arial1" fo:font-size="10pt" style:font-name-asian="Arial2" style:font-size-asian="10pt" style:font-name-complex="Arial2" style:font-size-complex="10pt"/>
    </style:style>
    <style:style style:name="P45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 style:writing-mode="lr-tb"/>
      <style:text-properties fo:color="#999999" loext:opacity="100%" style:font-name="Arial1" fo:font-size="10pt" officeooo:paragraph-rsid="000ac168" style:font-name-asian="Arial2" style:font-size-asian="10pt" style:font-name-complex="Arial2" style:font-size-complex="10pt"/>
    </style:style>
    <style:style style:name="P46" style:family="paragraph" style:parent-style-name="Standard">
      <style:paragraph-properties fo:orphans="0" fo:widows="0"/>
      <style:text-properties fo:color="#999999" loext:opacity="100%" style:font-name="Arial1" fo:font-size="10pt" officeooo:paragraph-rsid="000ac168" style:font-name-asian="Arial2" style:font-size-asian="10pt" style:font-name-complex="Arial2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48" style:family="paragraph" style:parent-style-name="Standard">
      <style:paragraph-properties fo:text-align="justify" style:justify-single-word="false" fo:orphans="2" fo:widows="2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49" style:family="paragraph" style:parent-style-name="Standard">
      <style:paragraph-properties fo:orphans="2" fo:widows="2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50" style:family="paragraph" style:parent-style-name="Standard" style:list-style-name="WWNum2">
      <style:paragraph-properties fo:text-align="justify" style:justify-single-word="false" fo:orphans="2" fo:widows="2"/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fo:color="#999999" loext:opacity="100%" style:font-name="Arial1" fo:font-size="10pt" style:font-name-asian="Arial2" style:font-size-asian="10pt" style:font-name-complex="Arial2" style:font-size-complex="10pt"/>
    </style:style>
    <style:style style:name="P52" style:family="paragraph">
      <style:paragraph-properties fo:text-align="start"/>
    </style:style>
    <style:style style:name="P53" style:family="paragraph">
      <style:paragraph-properties fo:text-align="center"/>
      <style:text-properties fo:color="#000000" style:text-line-through-style="none" style:text-line-through-type="none" fo:font-size="9pt" fo:font-style="normal" style:text-underline-style="none" fo:font-weight="normal"/>
    </style:style>
    <style:style style:name="P54" style:family="paragraph">
      <style:paragraph-properties fo:text-align="star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P55" style:family="paragraph">
      <style:paragraph-properties fo:text-align="start"/>
      <style:text-properties fo:color="#000000" style:text-line-through-style="none" style:text-line-through-type="none" fo:font-size="9pt" fo:font-style="normal" style:text-underline-style="none" fo:font-weight="normal"/>
    </style:style>
    <style:style style:name="P5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name-asian="Arial2" style:font-size-asian="10pt" style:font-name-complex="Arial2" style:font-size-complex="10pt"/>
    </style:style>
    <style:style style:name="T2" style:family="text">
      <style:text-properties fo:color="#333333" loext:opacity="100%" style:font-name="Times New Roman" fo:font-size="10pt" style:font-name-asian="Arial2" style:font-size-asian="10pt" style:font-name-complex="Arial2" style:font-size-complex="10pt"/>
    </style:style>
    <style:style style:name="T3" style:family="text">
      <style:text-properties fo:color="#333333" loext:opacity="100%" style:font-name="Arial1" fo:font-size="10pt" fo:font-weight="bold" style:font-name-asian="Arial2" style:font-size-asian="10pt" style:font-weight-asian="bold" style:font-name-complex="Arial2" style:font-size-complex="10pt"/>
    </style:style>
    <style:style style:name="T4" style:family="text">
      <style:text-properties fo:color="#333333" loext:opacity="100%" style:font-name="Arial1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5" style:family="text">
      <style:text-properties fo:color="#333333" loext:opacity="100%" style:font-name="Arial1" fo:font-size="10pt" style:text-underline-style="solid" style:text-underline-width="auto" style:text-underline-color="font-color" fo:background-color="#ffffff" loext:char-shading-value="0" style:font-name-asian="Arial2" style:font-size-asian="10pt" style:font-name-complex="Arial2" style:font-size-complex="10pt"/>
    </style:style>
    <style:style style:name="T6" style:family="text">
      <style:text-properties fo:color="#333333" loext:opacity="100%" style:font-name="Arial1" fo:font-size="10pt" fo:background-color="#ffffff" loext:char-shading-value="0" style:font-name-asian="Arial2" style:font-size-asian="10pt" style:font-name-complex="Arial2" style:font-size-complex="10pt"/>
    </style:style>
    <style:style style:name="T7" style:family="text">
      <style:text-properties fo:color="#333333" loext:opacity="100%" style:font-name="Arial1" fo:font-size="10pt" style:font-name-asian="Arial2" style:font-size-asian="10pt" style:font-name-complex="Arial2" style:font-size-complex="10pt"/>
    </style:style>
    <style:style style:name="T8" style:family="text">
      <style:text-properties fo:color="#333333" loext:opacity="100%" style:font-name="Arial1" fo:font-size="11pt" fo:font-weight="bold" style:font-name-asian="Arial2" style:font-size-asian="11pt" style:font-weight-asian="bold" style:font-name-complex="Arial2" style:font-size-complex="11pt"/>
    </style:style>
    <style:style style:name="T9" style:family="text">
      <style:text-properties fo:color="#333333" loext:opacity="100%" style:font-name="Arial1" fo:font-weight="bold" style:font-name-asian="Arial2" style:font-weight-asian="bold" style:font-name-complex="Arial2"/>
    </style:style>
    <style:style style:name="T10" style:family="text">
      <style:text-properties officeooo:rsid="000c2a2a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Arial1" fo:font-size="8pt" style:font-size-asian="8pt" style:font-size-complex="8pt"/>
    </style:style>
    <style:style style:name="T13" style:family="text"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T14" style:family="text">
      <style:text-properties style:font-name="Arial1" fo:font-size="8pt" style:font-size-asian="8pt" style:font-size-complex="8pt"/>
    </style:style>
    <style:style style:name="T15" style:family="text">
      <style:text-properties style:font-name="Arial1" fo:font-size="10pt" style:font-size-asian="10pt" style:font-size-complex="10pt"/>
    </style:style>
    <style:style style:name="T16" style:family="text">
      <style:text-properties style:font-name="Arial1" fo:font-size="10pt" style:font-name-asian="Arial2" style:font-size-asian="10pt" style:font-name-complex="Arial2" style:font-size-complex="10pt"/>
    </style:style>
    <style:style style:name="T17" style:family="text">
      <style:text-properties fo:font-variant="small-caps" style:font-name="Arial1" fo:font-weight="bold" style:font-name-asian="Arial2" style:font-weight-asian="bold" style:font-name-complex="Arial2"/>
    </style:style>
    <style:style style:name="T18" style:family="text">
      <style:text-properties fo:font-variant="small-caps" style:font-name="Arial1" fo:font-size="10pt" fo:font-weight="bold" style:font-name-asian="Arial2" style:font-size-asian="10pt" style:font-weight-asian="bold" style:font-name-complex="Arial2" style:font-size-complex="10pt"/>
    </style:style>
    <style:style style:name="T19" style:family="text">
      <style:text-properties fo:font-variant="small-caps" style:font-name="Arial1" fo:font-size="8pt" fo:font-weight="bold" style:font-name-asian="Arial2" style:font-size-asian="8pt" style:font-weight-asian="bold" style:font-name-complex="Arial2" style:font-size-complex="8pt"/>
    </style:style>
    <style:style style:name="T20" style:family="text">
      <style:text-properties fo:font-variant="small-caps" style:font-name="Arial1" style:font-name-asian="Arial2" style:font-name-complex="Arial2"/>
    </style:style>
    <style:style style:name="T21" style:family="text">
      <style:text-properties fo:font-variant="small-caps" fo:color="#999999" loext:opacity="100%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22" style:family="text">
      <style:text-properties fo:font-variant="small-caps" fo:color="#222222" loext:opacity="100%" style:font-name="Arial1" fo:font-size="10pt" fo:letter-spacing="normal" fo:font-style="normal" fo:font-weight="normal" style:font-name-asian="Arial2" style:font-size-asian="10pt" style:font-weight-asian="normal" style:font-name-complex="Arial2" style:font-size-complex="10pt" style:font-weight-complex="normal"/>
    </style:style>
    <style:style style:name="T23" style:family="text">
      <style:text-properties fo:color="#1155cc" loext:opacity="100%" style:font-name="Arial1" fo:font-size="10pt" style:text-underline-style="solid" style:text-underline-width="auto" style:text-underline-color="font-color" fo:background-color="#ffffff" loext:char-shading-value="0" style:font-name-asian="Arial2" style:font-size-asian="10pt" style:font-name-complex="Arial2" style:font-size-complex="10pt"/>
    </style:style>
    <style:style style:name="T24" style:family="text">
      <style:text-properties fo:color="#1155cc" loext:opacity="100%" style:font-name="Arial1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25" style:family="text">
      <style:text-properties fo:color="#999999" loext:opacity="100%" style:font-name="Arial1" fo:font-size="10pt" style:font-name-asian="Arial2" style:font-size-asian="10pt" style:font-name-complex="Arial2" style:font-size-complex="10pt"/>
    </style:style>
    <style:style style:name="T26" style:family="text">
      <style:text-properties fo:color="#999999" loext:opacity="100%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27" style:family="text">
      <style:text-properties fo:color="#808080" loext:opacity="100%" style:font-name="Arial1" fo:font-size="10pt" style:font-name-asian="Arial2" style:font-size-asian="10pt" style:font-name-complex="Arial2" style:font-size-complex="10pt"/>
    </style:style>
    <style:style style:name="T28" style:family="text">
      <style:text-properties fo:font-variant="normal" fo:text-transform="none" fo:color="#808080" loext:opacity="100%" style:font-name="Arial1" fo:font-size="10pt" fo:letter-spacing="normal" fo:font-style="normal" fo:font-weight="normal" style:font-name-asian="Arial2" style:font-size-asian="10pt" style:font-name-complex="Arial2" style:font-size-complex="10pt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fffff" fo:margin-top="0cm" fo:margin-bottom="0.353cm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ffffff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ackground-color="#ffffff" fo:border="#000000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a0a0a0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epartament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cargo_JTP" form:control-implementation="ooo:com.sun.star.form.component.RadioButton" xml:id="control3" form:id="control3" form:label="Jefe/a de trabajos prácticos" form:input-required="false" formx:group-name="cargo-a-concursar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go_AY1" form:control-implementation="ooo:com.sun.star.form.component.RadioButton" xml:id="control4" form:id="control4" form:label="Ayudante de 1ª" form:input-required="false" formx:group-name="cargo-a-concursar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go_AY2" form:control-implementation="ooo:com.sun.star.form.component.RadioButton" xml:id="control5" form:id="control5" form:label="Ayudante de 2ª" form:input-required="false" formx:group-name="cargo-a-concursar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edicacion_parcial" form:control-implementation="ooo:com.sun.star.form.component.RadioButton" xml:id="control6" form:id="control6" form:label="Parcial" form:input-required="false" formx:group-name="dedicaci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edicacion_semiexclusiva" form:control-implementation="ooo:com.sun.star.form.component.RadioButton" xml:id="control7" form:id="control7" form:label="SemiExclusiva" form:input-required="false" formx:group-name="dedicaci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edicacion_exclusica" form:control-implementation="ooo:com.sun.star.form.component.RadioButton" xml:id="control8" form:id="control8" form:label="Exclusiva" form:input-required="false" formx:group-name="dedicacion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Campo numérico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doc-dni" form:control-implementation="ooo:com.sun.star.form.component.RadioButton" xml:id="control12" form:id="control12" form:label="DNI" form:input-required="false" formx:group-name="tipo-document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c-pasaporte" form:control-implementation="ooo:com.sun.star.form.component.RadioButton" xml:id="control13" form:id="control13" form:label="Pasaporte" form:input-required="false" formx:group-name="tipo-document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oc-LC" form:control-implementation="ooo:com.sun.star.form.component.RadioButton" xml:id="control14" form:id="control14" form:label="LC" form:input-required="false" formx:group-name="tipo-documento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numero_doc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gajo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alternativo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 celula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1" form:control-implementation="ooo:com.sun.star.form.component.CheckBox" xml:id="control20" form:id="control20" form:label="Deseo que NO se consideren los antecedentes comprendidos en el período de marzo 2020 - marzo 2022.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promedio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echa-nacimiento" form:control-implementation="ooo:com.sun.star.form.component.DateField" xml:id="control22" form:id="control22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8"><text:bookmark-start text:name="_Hlk121243192"/>Los campos marcados con * son de llenado obligatorio<text:bookmark-end text:name="_Hlk121243192"/>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Datos del Concurso</text:p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19"><text:span text:style-name="T18">Departamento*: <text:s/></text:span><draw:control text:anchor-type="as-char" draw:z-index="12" draw:name="Forma1" draw:style-name="gr2" draw:text-style-name="P55" svg:width="14.156cm" svg:height="0.609cm" draw:control="control1"/></text:p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19"><text:span text:style-name="T18">Área a concursar*: </text:span><draw:control text:anchor-type="as-char" draw:z-index="13" draw:name="Forma2" draw:style-name="gr2" draw:text-style-name="P55" svg:width="13.653cm" svg:height="0.609cm" draw:control="control2"/></text:p>
          </table:table-cell>
          <table:covered-table-cell/>
        </table:table-row>
        <table:table-row table:style-name="Tabla2.1">
          <table:table-cell table:style-name="Tabla2.A4" office:value-type="string">
            <text:p text:style-name="P12">Cargo concursar*:</text:p>
            <text:p text:style-name="P19"><draw:control text:anchor-type="as-char" draw:z-index="14" draw:name="Forma3" draw:style-name="gr4" draw:text-style-name="P54" svg:width="7.197cm" svg:height="0.556cm" draw:control="control3"/></text:p>
            <text:p text:style-name="P19"><draw:control text:anchor-type="as-char" draw:z-index="15" draw:name="Forma4" draw:style-name="gr4" draw:text-style-name="P54" svg:width="7.197cm" svg:height="0.503cm" draw:control="control4"/></text:p>
            <text:p text:style-name="P19"><draw:control text:anchor-type="as-char" draw:z-index="16" draw:name="Forma5" draw:style-name="gr4" draw:text-style-name="P54" svg:width="7.197cm" svg:height="0.503cm" draw:control="control5"/></text:p>
          </table:table-cell>
          <table:table-cell table:style-name="Tabla2.A2" office:value-type="string">
            <text:p text:style-name="P12">Dedicación*:</text:p>
            <text:p text:style-name="P19"><draw:control text:anchor-type="as-char" draw:z-index="17" draw:name="Forma6" draw:style-name="gr4" draw:text-style-name="P54" svg:width="7.197cm" svg:height="0.503cm" draw:control="control6"/></text:p>
            <text:p text:style-name="P19"><draw:control text:anchor-type="as-char" draw:z-index="18" draw:name="Forma7" draw:style-name="gr4" draw:text-style-name="P54" svg:width="7.197cm" svg:height="0.503cm" draw:control="control7"/></text:p>
            <text:p text:style-name="P19"><draw:control text:anchor-type="as-char" draw:z-index="19" draw:name="Forma8" draw:style-name="gr4" draw:text-style-name="P54" svg:width="7.197cm" svg:height="0.503cm" draw:control="control8"/></text:p>
          </table:table-cell>
        </table:table-row>
      </table:table>
      <text:p text:style-name="P11"><draw:control text:anchor-type="char" draw:z-index="11" draw:name="Forma9" draw:style-name="gr5" draw:text-style-name="P55" svg:width="0.107cm" svg:height="0.027cm" svg:x="14.143cm" svg:y="2.865cm" draw:control="control9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Datos Personales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9"><text:span text:style-name="T18">Apellido/s*: <text:s/></text:span><draw:control text:anchor-type="as-char" draw:z-index="20" draw:name="Forma10" draw:style-name="gr2" draw:text-style-name="P55" svg:width="6.086cm" svg:height="0.609cm" draw:control="control10"/></text:p>
          </table:table-cell>
          <table:table-cell table:style-name="Tabla3.B2" office:value-type="string">
            <text:p text:style-name="P19"><text:span text:style-name="T18">Nombre/s*: </text:span><draw:control text:anchor-type="as-char" draw:z-index="21" draw:name="Forma11" draw:style-name="gr2" draw:text-style-name="P55" svg:width="6.536cm" svg:height="0.609cm" draw:control="control11"/></text:p>
          </table:table-cell>
        </table:table-row>
        <table:table-row table:style-name="Tabla3.1">
          <table:table-cell table:style-name="Tabla3.A2" office:value-type="string">
            <text:p text:style-name="P19"><text:span text:style-name="T18">Documento tipo*: <text:s/></text:span><draw:control text:anchor-type="as-char" draw:z-index="22" draw:name="Forma12" draw:style-name="gr4" draw:text-style-name="P54" svg:width="1.456cm" svg:height="0.609cm" draw:control="control12"/><text:span text:style-name="T18"><text:s/></text:span><draw:control text:anchor-type="as-char" draw:z-index="23" draw:name="Forma13" draw:style-name="gr4" draw:text-style-name="P54" svg:width="2.461cm" svg:height="0.609cm" draw:control="control13"/><text:span text:style-name="T18"><text:s/></text:span><draw:control text:anchor-type="as-char" draw:z-index="24" draw:name="Forma14" draw:style-name="gr4" draw:text-style-name="P54" svg:width="1.138cm" svg:height="0.609cm" draw:control="control14"/></text:p>
          </table:table-cell>
          <table:table-cell table:style-name="Tabla3.B2" office:value-type="string">
            <text:p text:style-name="P19"><text:span text:style-name="T18">Número*: </text:span><draw:control text:anchor-type="as-char" draw:z-index="25" draw:name="Forma15" draw:style-name="gr2" draw:text-style-name="P55" svg:width="6.801cm" svg:height="0.609cm" draw:control="control15"/></text:p>
          </table:table-cell>
        </table:table-row>
        <table:table-row table:style-name="Tabla3.4">
          <table:table-cell table:style-name="Tabla3.A2" office:value-type="string">
            <text:p text:style-name="P22"><text:span text:style-name="T18">Fecha de nacimiento* </text:span><text:span text:style-name="T19">(dd/mm/aaaa)</text:span><text:span text:style-name="T18">: </text:span><text:span text:style-name="T18"><draw:control text:anchor-type="as-char" draw:z-index="32" draw:name="Control 1" draw:style-name="gr1" draw:text-style-name="P52" svg:width="2.855cm" svg:height="0.521cm" draw:control="control22"/></text:span></text:p>
          </table:table-cell>
          <table:table-cell table:style-name="Tabla3.B2" office:value-type="string">
            <text:p text:style-name="P19"><text:span text:style-name="T18">Legajo UBA: </text:span><draw:control text:anchor-type="as-char" draw:z-index="26" draw:name="Forma16" draw:style-name="gr2" draw:text-style-name="P55" svg:width="6.166cm" svg:height="0.609cm" draw:control="control16"/></text:p>
          </table:table-cell>
        </table:table-row>
        <table:table-row table:style-name="Tabla3.1">
          <table:table-cell table:style-name="Tabla3.A2" office:value-type="string">
            <text:p text:style-name="P19"><text:span text:style-name="T18">Email*: </text:span><draw:control text:anchor-type="as-char" draw:z-index="27" draw:name="Forma17" draw:style-name="gr2" draw:text-style-name="P55" svg:width="7.012cm" svg:height="0.609cm" draw:control="control17"/></text:p>
          </table:table-cell>
          <table:table-cell table:style-name="Tabla3.B2" office:value-type="string">
            <text:p text:style-name="P19"><text:span text:style-name="T18">Email alternativo: </text:span><draw:control text:anchor-type="as-char" draw:z-index="28" draw:name="Forma18" draw:style-name="gr2" draw:text-style-name="P55" svg:width="5.134cm" svg:height="0.609cm" draw:control="control18"/></text:p>
          </table:table-cell>
        </table:table-row>
        <table:table-row table:style-name="Tabla3.1">
          <table:table-cell table:style-name="Tabla3.B2" table:number-columns-spanned="2" office:value-type="string">
            <text:p text:style-name="P19"><text:span text:style-name="T18">Teléfono celular* </text:span><text:span text:style-name="T19">(área número sin 0 sin 15)</text:span><text:span text:style-name="T18">: </text:span><draw:control text:anchor-type="as-char" draw:z-index="29" draw:name="Forma19" draw:style-name="gr2" draw:text-style-name="P55" svg:width="4.896cm" svg:height="0.609cm" draw:control="control19"/></text:p>
          </table:table-cell>
          <table:covered-table-cell/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Consideración De Antecedentes</text:p>
          </table:table-cell>
        </table:table-row>
        <table:table-row table:style-name="Tabla4.1">
          <table:table-cell table:style-name="Tabla4.A2" office:value-type="string">
            <text:p text:style-name="P20"><draw:control text:anchor-type="as-char" draw:z-index="30" draw:name="Forma20" draw:style-name="gr3" draw:text-style-name="P54" svg:width="17.146cm" svg:height="0.662cm" draw:control="control20"/><text:span text:style-name="T4">Nota: si no marca el casillero, SÍ se considerarán sus antecedentes en el período indicado.</text:span></text:p>
            <text:p text:style-name="P20"><text:a xlink:type="simple" xlink:href="https://exactas.uba.ar/wp-content/uploads/2022/04/CD-22-0411-MODIFICACION-REGLAMENTO.pdf" text:style-name="Standard" text:visited-style-name="Standard"><text:span text:style-name="T23">Res. CD 411/22</text:span></text:a><text:span text:style-name="T5"> </text:span><text:span text:style-name="T6">sobre antecedentes en pandemia.</text:span></text:p>
          </table:table-cell>
        </table:table-row>
        <table:table-row table:style-name="Tabla4.1">
          <table:table-cell table:style-name="Tabla4.A1" office:value-type="string">
            <text:p text:style-name="P14">Declaraciones</text:p>
          </table:table-cell>
        </table:table-row>
        <table:table-row table:style-name="Tabla4.1">
          <table:table-cell table:style-name="Tabla4.A2" office:value-type="string">
            <text:p text:style-name="P33"><text:line-break/>La presentación de este formulario implica la aceptación de las siguientes declaraciones:</text:p>
            <text:p text:style-name="P33">A) Declaro bajo juramento no encontrarme comprendido/a en las causales de inhabilitación para el desempeño de cargos públicos.</text:p>
            <text:p text:style-name="P20"><text:span text:style-name="T7">B) Entiendo que la presentación de esta solicitud significa, por parte de quien se inscribe, el conocimiento de las condiciones fijadas en el Reglamento de Concursos aprobado por </text:span><text:a xlink:type="simple" xlink:href="https://exactas.uba.ar/wp-content/uploads/2022/12/Res.CD-28-09-Reglamento-Concursos-Docentes-Auxiliares.pdf" text:style-name="Internet_20_link" text:visited-style-name="Visited_20_Internet_20_Link"><text:span text:style-name="Internet_20_link"><text:span text:style-name="T15">Res. CD 28/09</text:span></text:span></text:a><text:span text:style-name="T7"> y sus modificatorias de acuerdo a lo publicado en </text:span><text:a xlink:type="simple" xlink:href="https://exactas.uba.ar/institucional/concursos/" text:style-name="Internet_20_link" text:visited-style-name="Visited_20_Internet_20_Link"><text:span text:style-name="Internet_20_link"><text:span text:style-name="T16">https://exactas.uba.ar/institucional/concursos/</text:span></text:span></text:a><text:span text:style-name="T7">.</text:span></text:p>
            <text:p text:style-name="P20"><text:span text:style-name="T7">C) Declaro conocer que, por </text:span><text:a xlink:type="simple" xlink:href="http://exactas.uba.ar/wp-content/uploads/2017/06/res.cd_716-86_incompatibilidad_de_cargo_con_beca.pdf" text:style-name="Internet_20_link" text:visited-style-name="Visited_20_Internet_20_Link"><text:span text:style-name="Internet_20_link"><text:span text:style-name="T15">Res. CD 716/86</text:span></text:span></text:a><text:span text:style-name="T7"> el cargo de auxiliar docente con dedicación exclusiva o semiexclusiva es incompatible con el goce de una beca de igual dedicación.</text:span></text:p>
          </table:table-cell>
        </table:table-row>
      </table:table>
      <text:p text:style-name="P15"><text:bookmark text:name="_GoBack"/>Desarrollar los Puntos Siguientes</text:p>
      <text:p text:style-name="P1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6">En todos los casos ordenar los antecedentes cronológicamente, poniendo primero los más recientes. Indicar con la inscripción “no corresponde” aquello que no se complete.</text:p>
          </table:table-cell>
        </table:table-row>
      </table:table>
      <text:p text:style-name="P25"/>
      <text:p text:style-name="P40"><text:span text:style-name="T8">1. </text:span><text:span text:style-name="T17">Antecedentes docentes</text:span></text:p>
      <text:p text:style-name="P40"><draw:custom-shape text:anchor-type="as-char" draw:z-index="4" draw:name="Forma21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10702201" text:style-name="WWNum2">
        <text:list-item>
          <text:p text:style-name="P50">Universitarios</text:p>
        </text:list-item>
      </text:list>
      <text:p text:style-name="P45"><text:span text:style-name="T29">Indicando jerarqu</text:span>ía docente, carácter del cargo (regular/interino), Institución (Universidad, Facultad, Departamento) y período de ejercicio.</text:p>
      <text:p text:style-name="P51">Cursos de grado en los que enseñó.</text:p>
      <text:p text:style-name="P51">Cursos de posgrado en los que enseñó.</text:p>
      <text:p text:style-name="P47"/>
      <text:list xml:id="list104808768127210" text:continue-numbering="true" text:style-name="WWNum2">
        <text:list-item>
          <text:p text:style-name="P50">En otros niveles educativos</text:p>
        </text:list-item>
      </text:list>
      <text:p text:style-name="P44">Indicando jerarquía docente, carácter del cargo (regular/interino), Institución (Universidad, Facultad, Departamento) y período de ejercicio.</text:p>
      <text:p text:style-name="P51">Cursos en los que enseñó.</text:p>
      <text:p text:style-name="P47"/>
      <text:list xml:id="list104807870896677" text:continue-numbering="true" text:style-name="WWNum2">
        <text:list-item>
          <text:p text:style-name="P50">Formación pedagógica</text:p>
        </text:list-item>
      </text:list>
      <text:p text:style-name="P27"/>
      <text:list xml:id="list104808869796583" text:continue-numbering="true" text:style-name="WWNum2">
        <text:list-item>
          <text:p text:style-name="P50">Otras actividades docentes</text:p>
        </text:list-item>
      </text:list>
      <text:p text:style-name="P25"/>
      <text:p text:style-name="P26"/>
      <text:p text:style-name="P23"><text:span text:style-name="T8">2. </text:span><text:span text:style-name="T17">Antecedentes científicos<text:line-break/></text:span><text:span text:style-name="T17"><draw:custom-shape text:anchor-type="as-char" draw:z-index="5" draw:name="Forma22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28">a) Trabajos publicados</text:p>
      <text:p text:style-name="P23"><text:span text:style-name="T25">(El jurado podrá requerir que se presenten copias de las publicaciones y trabajos inéditos realizados, que serán devueltas una vez sustanciado el concurso. En todos los casos se deberá indicar los/as coautores/as)</text:span><text:span text:style-name="T7">.</text:span></text:p>
      <text:p text:style-name="P28"/>
      <text:p text:style-name="P29">i)<text:tab/>Publicaciones con arbitraje.</text:p>
      <text:p text:style-name="P41"><text:span text:style-name="T7">a) revistas</text:span><text:span text:style-name="T28"> (se pueden citar las aceptadas; para las publicaciones aceptadas que no est</text:span><text:span text:style-name="T27">én online se debe presentar correo electrónico del editor indicando la aceptación)</text:span></text:p>
      <text:p text:style-name="P30">b) en actas de conferencias.</text:p>
      <text:p text:style-name="P29">ii) Artículos enviados a revistas con arbitraje y aún no aceptados.</text:p>
      <text:p text:style-name="P29">iii) Publicaciones sin arbitraje.</text:p>
      <text:p text:style-name="P28"/>
      <text:p text:style-name="P23"><text:span text:style-name="T7">b) Participación en congresos o acontecimientos nacionales o internacionales </text:span><text:span text:style-name="T25">(indicar lugar, fecha y comunicaciones que presentó o si sólo asistió).</text:span></text:p>
      <text:p text:style-name="P48"/>
      <text:p text:style-name="P28">c) Formación de Recursos Humanos.</text:p>
      <text:p text:style-name="P43">Tesis, becas en cuya supervisión colaboró. </text:p>
      <text:p text:style-name="P48"/>
      <text:p text:style-name="P28">d) Participación en Proyectos de Investigación.</text:p>
      <text:p text:style-name="P43">Indicando el grado de participación.</text:p>
      <text:p text:style-name="P48"/>
      <text:p text:style-name="P28">e) Cursos de Posgrado no incluidos en la carrera de Doctorado.</text:p>
      <text:p text:style-name="P42">Materias, cursos y seminarios realizados por el/ la aspirante y que se consideren formativos para su capacitación científica, salvo los correspondientes a la Carrera del Doctorado.</text:p>
      <text:p text:style-name="P49"/>
      <text:p text:style-name="P23"><text:span text:style-name="T7">f) Otros antecedentes científicos no con</text:span><text:span text:style-name="T13">siderados en los puntos anteriores</text:span></text:p>
      <text:p text:style-name="P43"/>
      <text:p text:style-name="P23"><text:soft-page-break/><text:span text:style-name="T8">3. </text:span><text:span text:style-name="T17">Antecedentes de extensión<text:line-break/></text:span><text:span text:style-name="T17"><draw:custom-shape text:anchor-type="as-char" draw:z-index="6" draw:name="Forma23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42">El jurado podrá requerir que se presente un resumen de los proyectos de extensión, copias de las publicaciones y/o trabajos inéditos realizados y certificación de las actividades declaradas. En todos los casos se debe indicar los/as coautores/as, dedicación y periodo de duración de cada antecedente cuando corresponda.</text:p>
      <text:p text:style-name="P34"/>
      <text:p text:style-name="P28">a) Proyectos de Extensión actuales y anteriores</text:p>
      <text:p text:style-name="P31">i) realizados en el ámbito de las Universidades Nacionales.</text:p>
      <text:p text:style-name="P32">ii) realizados en otros marcos universitarios.</text:p>
      <text:p text:style-name="P28">b) Actividades</text:p>
      <text:p text:style-name="P28"><text:tab/>i) de divulgación científica.</text:p>
      <text:p text:style-name="P32">ii) de articulación con otros niveles educativos.</text:p>
      <text:p text:style-name="P28">c) Publicaciones</text:p>
      <text:p text:style-name="P28"><text:tab/>i) de divulgación científica.</text:p>
      <text:p text:style-name="P28"><text:tab/>ii) de articulación con otros niveles educativos.</text:p>
      <text:p text:style-name="P28">d) Presentaciones de proyectos de extensión en congresos, jornadas y otros encuentros de la especialidad.</text:p>
      <text:p text:style-name="P28">e) Otras actividades de extensión no contempladas en los puntos anteriores.</text:p>
      <text:p text:style-name="P25"/>
      <text:p text:style-name="P25"/>
      <text:p text:style-name="P40"><text:span text:style-name="T8">4. </text:span><text:span text:style-name="T17">Antecedentes profesionales</text:span></text:p>
      <text:p text:style-name="P40"><draw:custom-shape text:anchor-type="as-char" draw:z-index="7" draw:name="Forma24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Breve descripción de las tareas desarrolladas, indicando organismo o entidad, lugar, lapso y categoría. </text:p>
      <text:p text:style-name="P28"/>
      <text:p text:style-name="P28">a) Actividades profesionales fuera del ámbito académico.</text:p>
      <text:p text:style-name="P40"><text:span text:style-name="T7">b) Actividades de desarrollo tecnológico realizadas fuera del ámbito académico o como parte</text:span><text:span text:style-name="T3"> </text:span><text:span text:style-name="T7">de proyectos de transferencia entre el sector Científico y el Productivo</text:span><text:span text:style-name="T25"> (acreditadas a través de patentes, asistencias técnicas, convenios, etc).</text:span></text:p>
      <text:p text:style-name="P28">c) Otros antecedentes vinculados a la actividad profesional (no académica).</text:p>
      <text:p text:style-name="P25"/>
      <text:p text:style-name="P25"/>
      <text:p text:style-name="P40"><text:span text:style-name="T8">5. </text:span><text:span text:style-name="T17">Títulos, estudios, becas y distinciones, gestión, otros</text:span></text:p>
      <text:p text:style-name="P40"><draw:custom-shape text:anchor-type="as-char" draw:z-index="8" draw:name="Forma25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text:span text:style-name="T7">a) Títulos Obtenidos</text:span><text:span text:style-name="T25"> (indicando Institución y fecha en que ha sido expedido. Los/as jurados podrán requerir la presentación de los títulos de otras Instituciones, mediante fotocopia legalizada o sus originales).</text:span></text:p>
      <text:p text:style-name="P48"/>
      <text:p text:style-name="P28">b) Carrera de Doctorado.</text:p>
      <text:p text:style-name="P28">Director/a de Tesis.</text:p>
      <text:p text:style-name="P28">Tema de Tesis.</text:p>
      <text:p text:style-name="P28">Si es Doctor/a: fecha de aprobación de la tesis y calificación.</text:p>
      <text:p text:style-name="P28">Si aún no lo es: fecha de ingreso al Doctorado y puntaje acordado por materias y estado de avance.</text:p>
      <text:p text:style-name="P28"/>
      <text:p text:style-name="P40"><text:span text:style-name="T7">c) Becas y distinciones </text:span><text:span text:style-name="T25">(indicando organismo que la otorgó, lugar, director y tema trabajo, lapso, categoría de la beca y dedicación, categoría de investigador, etc).</text:span></text:p>
      <text:p text:style-name="P48"/>
      <text:p text:style-name="P28">d) Tareas de gestión universitaria.</text:p>
      <text:p text:style-name="P28"/>
      <text:p text:style-name="P28">e) Otros elementos de juicio que considere valiosos.</text:p>
      <text:p text:style-name="P43"/>
      <text:p text:style-name="P43"/>
      <text:p text:style-name="P43"/>
      <text:p text:style-name="P24"><text:soft-page-break/><text:span text:style-name="T9">6. </text:span><text:span text:style-name="T17">Calificaciones</text:span><text:span text:style-name="T20"> (sólo para cargos de Ayudante de Primera y Segunda)</text:span><text:span text:style-name="T17"><text:line-break/></text:span><text:span text:style-name="T17"><draw:custom-shape text:anchor-type="as-char" draw:z-index="9" draw:name="Forma26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42">Este punto es obligatorio para aspirantes a cargos de Ayudante de primera y segunda.<text:line-break/>Incluir un certificado analítico o bien una declaración jurada, incluyendo aplazos.</text:p>
      <text:p text:style-name="P42"/>
      <text:p text:style-name="P21"><text:span text:style-name="T22">Promedio incluyendo aplazos y sin CBC*:</text:span><text:span text:style-name="T21"> </text:span><text:span text:style-name="T26"><draw:control text:anchor-type="as-char" draw:z-index="31" draw:name="Forma 1" draw:style-name="gr2" draw:text-style-name="P53" svg:width="1.28cm" svg:height="0.609cm" draw:control="control21"/></text:span></text:p>
      <text:p text:style-name="P46"/>
      <text:p text:style-name="P43"/>
      <text:p text:style-name="P24"><text:span text:style-name="T9">7. </text:span><text:span text:style-name="T17">Información sobre licencias<text:line-break/></text:span><text:span text:style-name="T17"><draw:custom-shape text:anchor-type="as-char" draw:z-index="10" draw:name="Forma27" draw:style-name="gr6" draw:text-style-name="P56" svg:width="0.00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23"><text:span text:style-name="T25">Los/as aspirantes deberán informar aquí aquellas licencias que, de acuerdo con el Art. 3 de la</text:span><text:span text:style-name="T7"> </text:span><text:a xlink:type="simple" xlink:href="https://www.fbmc.fcen.uba.ar/wp-content/uploads/2022/08/CD-19-0481.pdf" text:style-name="Standard" text:visited-style-name="Standard"><text:span text:style-name="T24">Res. CD 481/19</text:span></text:a><text:span text:style-name="T7">, </text:span><text:span text:style-name="T25">el jurado deberá tener en cuenta para evaluar sus antecedentes, indicando motivo y duración de la licencia y la documentación correspondiente que certifique la misma. Indicar también en esta sección otros motivos similares que puedan haber afectado el desarrollo de la carrera, adjuntando los certificados.</text:span></text:p>
      <text:p text:style-name="P23"/>
      <text:p text:style-name="P3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9">La información suministrada tiene carácter de DECLARACIÓN JURADA.</text:p>
          </table:table-cell>
        </table:table-row>
      </table:table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9">_______________________</text:p>
      <text:p text:style-name="P7">Firma del/la Solicita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LO-normal" style:next-style-name="Standard" style:default-outline-level="1" style:list-style-name="" style:class="text">
      <style:paragraph-properties fo:margin-left="0.762cm" fo:margin-right="0cm" fo:margin-top="0.423cm" fo:margin-bottom="0.212cm" style:contextual-spacing="false" fo:text-indent="-0.762cm" style:auto-text-indent="false" fo:keep-with-next="always"/>
      <style:text-properties style:font-name="Liberation Sans1" fo:font-family="'Liberation Sans'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Standard" style:default-outline-level="2" style:list-style-name="" style:class="text">
      <style:paragraph-properties fo:margin-left="1.016cm" fo:margin-right="0cm" fo:margin-top="0.353cm" fo:margin-bottom="0.212cm" style:contextual-spacing="false" fo:text-indent="-1.016cm" style:auto-text-indent="false" fo:keep-with-next="always"/>
      <style:text-properties style:font-name="Liberation Sans1" fo:font-family="'Liberation Sans'" style:font-family-generic="swiss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LO-normal" style:next-style-name="Standard" style:default-outline-level="3" style:list-style-name="" style:class="text">
      <style:paragraph-properties fo:margin-left="1.27cm" fo:margin-right="0cm" fo:margin-top="0.247cm" fo:margin-bottom="0.212cm" style:contextual-spacing="false" fo:text-indent="-1.27cm" style:auto-text-indent="false" fo:keep-with-next="always"/>
      <style:text-properties fo:color="#808080" loext:opacity="100%" style:font-name="Liberation Sans1" fo:font-family="'Liberation Sans'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LO-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LO-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LO-normal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1" fo:font-family="'Liberation Sans'" style:font-family-generic="swiss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Subtitle" style:family="paragraph" style:parent-style-name="LO-normal" style:next-style-name="Standard" style:class="chapter">
      <style:paragraph-properties fo:margin-top="0.106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a_20_normal1" style:display-name="Tabla 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67cm" style:type="center"/>
          <style:tab-stop style:position="17.535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Liberation Serif" fo:font-family="'Liberation Serif'" style:font-family-generic="roman" style:font-pitch="variable" fo:font-size="12pt" fo:language="es" fo:country="ES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position="0% 100%" style:font-name="Arial1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style:text-position="0% 100%" fo:font-size="12pt" style:font-size-asian="12pt"/>
    </style:style>
    <style:style style:name="ListLabel_20_12" style:display-name="ListLabel 12" style:family="text">
      <style:text-properties style:text-position="0% 100%" fo:font-size="12pt" style:font-size-asian="12pt"/>
    </style:style>
    <style:style style:name="ListLabel_20_13" style:display-name="ListLabel 13" style:family="text">
      <style:text-properties style:text-position="0% 100%" fo:font-size="12pt" style:font-size-asian="12pt"/>
    </style:style>
    <style:style style:name="ListLabel_20_14" style:display-name="ListLabel 14" style:family="text">
      <style:text-properties style:text-position="0% 100%" fo:font-size="12pt" style:font-size-asian="12pt"/>
    </style:style>
    <style:style style:name="ListLabel_20_15" style:display-name="ListLabel 15" style:family="text">
      <style:text-properties style:text-position="0% 100%" fo:font-size="12pt" style:font-size-asian="12pt"/>
    </style:style>
    <style:style style:name="ListLabel_20_16" style:display-name="ListLabel 16" style:family="text">
      <style:text-properties style:text-position="0% 100%" fo:font-size="12pt" style:font-size-asian="12pt"/>
    </style:style>
    <style:style style:name="ListLabel_20_17" style:display-name="ListLabel 17" style:family="text">
      <style:text-properties style:text-position="0% 100%" fo:font-size="12pt" style:font-size-asian="12pt"/>
    </style:style>
    <style:style style:name="ListLabel_20_18" style:display-name="ListLabel 18" style:family="text">
      <style:text-properties style:text-position="0% 10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535cm" fo:margin-left="-0.095cm" fo:margin-top="0cm" fo:margin-bottom="0cm" table:align="left" style:writing-mode="lr-tb"/>
    </style:style>
    <style:style style:name="Tabla7.A" style:family="table-column">
      <style:table-column-properties style:column-width="2.708cm"/>
    </style:style>
    <style:style style:name="Tabla7.B" style:family="table-column">
      <style:table-column-properties style:column-width="4.942cm"/>
    </style:style>
    <style:style style:name="Tabla7.C" style:family="table-column">
      <style:table-column-properties style:column-width="4.939cm"/>
    </style:style>
    <style:style style:name="Tabla7.D" style:family="table-column">
      <style:table-column-properties style:column-width="4.946cm"/>
    </style:style>
    <style:style style:name="Tabla7.1" style:family="table-row">
      <style:table-row-properties style:min-row-height="0.605cm" fo:keep-together="auto"/>
    </style:style>
    <style:style style:name="Tabla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7.2" style:family="table-row">
      <style:table-row-properties style:min-row-height="0.64cm" fo:keep-together="auto"/>
    </style:style>
    <style:style style:name="Tabla7.B2" style:family="table-cell">
      <style:table-cell-properties fo:padding-left="0.199cm" fo:padding-right="0.191cm" fo:padding-top="0cm" fo:padding-bottom="0cm" fo:border="0.5pt solid #000000"/>
    </style:style>
    <style:style style:name="Tabla7.B3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Tabla7.D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a8" style:family="table">
      <style:table-properties style:width="16.896cm" fo:margin-left="-0.095cm" fo:margin-top="0cm" fo:margin-bottom="0cm" table:align="left" style:writing-mode="lr-tb"/>
    </style:style>
    <style:style style:name="Tabla8.A" style:family="table-column">
      <style:table-column-properties style:column-width="5.662cm"/>
    </style:style>
    <style:style style:name="Tabla8.B" style:family="table-column">
      <style:table-column-properties style:column-width="5.666cm"/>
    </style:style>
    <style:style style:name="Tabla8.C" style:family="table-column">
      <style:table-column-properties style:column-width="3.281cm"/>
    </style:style>
    <style:style style:name="Tabla8.D" style:family="table-column">
      <style:table-column-properties style:column-width="2.28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a8.C1" style:family="table-cell">
      <style:table-cell-properties fo:padding-left="0.199cm" fo:padding-right="0.191cm" fo:padding-top="0cm" fo:padding-bottom="0cm" fo:border="0.5pt solid #000000"/>
    </style:style>
    <style:style style:name="MP1" style:family="paragraph" style:parent-style-name="Standard">
      <style:paragraph-properties fo:line-height="115%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MP2" style:family="paragraph" style:parent-style-name="Standard">
      <style:paragraph-properties fo:margin-left="0.598cm" fo:margin-right="0cm" fo:text-align="center" style:justify-single-word="false" fo:text-indent="-0.598cm" style:auto-text-indent="false"/>
      <style:text-properties fo:color="#000000" loext:opacity="100%" style:font-name="Arial1" fo:font-size="7pt" style:font-size-asian="7pt" style:font-size-complex="7pt"/>
    </style:style>
    <style:style style:name="MP3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0pt" style:font-size-asian="10pt" style:font-size-complex="10pt"/>
    </style:style>
    <style:style style:name="MP4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8pt" style:font-size-asian="8pt" style:font-size-complex="8pt"/>
    </style:style>
    <style:style style:name="MP5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name="Arial1" fo:font-size="14pt" fo:font-weight="bold" style:font-size-asian="14pt" style:font-weight-asian="bold" style:font-size-complex="14pt"/>
    </style:style>
    <style:style style:name="MP6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7" style:family="paragraph" style:parent-style-name="Standard">
      <style:paragraph-properties fo:text-align="center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style:font-name-asian="Arial2" style:font-size-asian="10pt" style:font-name-complex="Arial2" style:font-size-complex="10pt"/>
    </style:style>
    <style:style style:name="MP8" style:family="paragraph" style:parent-style-name="Standard">
      <style:paragraph-properties fo:orphans="0" fo:widows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1" fo:font-size="8pt" style:font-size-asian="8pt" style:font-size-complex="8pt"/>
    </style:style>
    <style:style style:name="MP9" style:family="paragraph" style:parent-style-name="Standard">
      <style:paragraph-properties fo:text-align="end" style:justify-single-word="false" fo:orphans="0" fo:widows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Times New Roman" fo:font-size="10pt" style:font-name-asian="Arial2" style:font-size-asian="10pt" style:font-name-complex="Arial2" style:font-size-complex="10pt"/>
    </style:style>
    <style:style style:name="MT2" style:family="text">
      <style:text-properties fo:color="#333333" loext:opacity="100%" style:font-name="Times New Roman" fo:font-size="10pt" style:font-name-asian="Arial2" style:font-size-asian="10pt" style:font-name-complex="Arial2" style:font-size-complex="10pt"/>
    </style:style>
    <style:style style:name="MT3" style:family="text">
      <style:text-properties officeooo:rsid="000c2a2a"/>
    </style:style>
    <style:style style:name="MT4" style:family="text">
      <style:text-properties fo:color="#000000" loext:opacity="100%" style:font-name="Arial1" fo:font-size="8pt" style:font-size-asian="8pt" style:font-size-complex="8pt"/>
    </style:style>
    <style:style style:name="MT5" style:family="text">
      <style:text-properties style:font-name="Arial1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.499cm" fo:margin-left="2.575cm" fo:margin-right="0.891cm" style:writing-mode="lr-tb" style:layout-grid-color="#c0c0c0" style:layout-grid-lines="1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1cm" fo:margin-left="0cm" fo:margin-right="0cm" fo:margin-bottom="2.191cm" style:dynamic-spacing="true"/>
      </style:header-style>
      <style:footer-style>
        <style:header-footer-properties fo:min-height="1.67cm" fo:margin-left="0cm" fo:margin-right="0cm" fo:margin-top="1.57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row table:style-name="Tabla7.1">
            <table:table-cell table:style-name="Tabla7.A1" table:number-rows-spanned="3" office:value-type="string">
              <text:p text:style-name="MP3"><draw:frame draw:style-name="Mfr1" draw:name="Imagen1" text:anchor-type="char" svg:x="0.002cm" svg:y="0.492cm" svg:width="2.32cm" svg:height="1.274cm" draw:z-index="3"><draw:image xlink:href="Pictures/1000000100000253000001477D04CB94CE5526C1.png" xlink:type="simple" xlink:show="embed" xlink:actuate="onLoad" draw:mime-type="image/png"/></draw:frame></text:p>
            </table:table-cell>
            <table:table-cell table:style-name="Tabla7.B1" table:number-columns-spanned="3" office:value-type="string">
              <text:p text:style-name="MP4">FORMULARIO</text:p>
            </table:table-cell>
            <table:covered-table-cell/>
            <table:covered-table-cell/>
          </table:table-row>
          <table:table-row table:style-name="Tabla7.2">
            <table:covered-table-cell table:style-name="Tabla7.A1"/>
            <table:table-cell table:style-name="Tabla7.B2" table:number-columns-spanned="3" office:value-type="string">
              <text:p text:style-name="MP5">Solicitud de Inscripción a Concurso regular<text:line-break/>o a Selección interina de docentes auxiliares</text:p>
            </table:table-cell>
            <table:covered-table-cell/>
            <table:covered-table-cell/>
          </table:table-row>
          <table:table-row table:style-name="Tabla7.2">
            <table:covered-table-cell table:style-name="Tabla7.A1"/>
            <table:table-cell table:style-name="Tabla7.B3" office:value-type="string">
              <text:p text:style-name="MP6"><text:span text:style-name="MT1">Código</text:span><text:span text:style-name="MT2">: FORM-CONC-001</text:span></text:p>
            </table:table-cell>
            <table:table-cell table:style-name="Tabla7.B3" office:value-type="string">
              <text:p text:style-name="MP7">Versión: 1</text:p>
            </table:table-cell>
            <table:table-cell table:style-name="Tabla7.D3" office:value-type="string">
              <text:p text:style-name="MP7">Fecha: 0<text:span text:style-name="MT3">8</text:span>-<text:span text:style-name="MT3">0</text:span>2-202<text:span text:style-name="MT3">3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MP8">Elaboró/ modificó: YA</text:p>
            </table:table-cell>
            <table:table-cell table:style-name="Tabla8.A1" office:value-type="string">
              <text:p text:style-name="MP8">Revisó: LZ </text:p>
            </table:table-cell>
            <table:table-cell table:style-name="Tabla8.C1" table:number-columns-spanned="2" office:value-type="string">
              <text:p text:style-name="MP8">Aprobó: TK </text:p>
            </table:table-cell>
            <table:covered-table-cell/>
          </table:table-row>
          <table:table-row table:style-name="Tabla8.1">
            <table:table-cell table:style-name="Tabla8.A1" table:number-columns-spanned="3" office:value-type="string">
              <text:p text:style-name="MP8">Sistema de Gestión de la Calidad – sg.exactas.uba.ar/gestion/calidad</text:p>
            </table:table-cell>
            <table:covered-table-cell/>
            <table:covered-table-cell/>
            <table:table-cell table:style-name="Tabla8.C1" office:value-type="string">
              <text:p text:style-name="MP9"><text:span text:style-name="MT4">Página </text:span><text:span text:style-name="MT5"><text:page-number text:select-page="current">4</text:page-number></text:span><text:span text:style-name="MT4"><text:s/>de </text:span><text:span text:style-name="MT5"><text:page-count>4</text:page-count></text:span></text:p>
            </table:table-cell>
          </table:table-row>
        </table:table>
        <text:p text:style-name="MP2">Para proponer modificaciones a este formulario escribir a subse_gestion@de.fcen.uba.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eresa</meta:initial-creator>
    <meta:editing-cycles>6</meta:editing-cycles>
    <meta:print-date>2022-12-06T10:36:00</meta:print-date>
    <meta:creation-date>2023-01-30T18:34:00</meta:creation-date>
    <dc:date>2023-02-14T10:48:07.326000000</dc:date>
    <dc:language>es-ES</dc:language>
    <meta:editing-duration>PT22M56S</meta:editing-duration>
    <meta:generator>LibreOffice/7.3.3.2$Windows_X86_64 LibreOffice_project/d1d0ea68f081ee2800a922cac8f79445e4603348</meta:generator>
    <meta:document-statistic meta:table-count="8" meta:image-count="1" meta:object-count="0" meta:page-count="4" meta:paragraph-count="108" meta:word-count="916" meta:character-count="6404" meta:non-whitespace-character-count="5561"/>
    <meta:user-defined meta:name="AppVersion">15.0000</meta:user-defined>
    <meta:template xlink:type="simple" xlink:actuate="onRequest" xlink:title="Normal" xlink:href=""/>
  </office:meta>
</office:document-meta>
</file>